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1.6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 Site Area</text:p>
          </table:table-cell>
          <table:table-cell office:value-type="float" office:value="45439.17" calcext:value-type="float">
            <text:p>45439.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missible FS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Permissible BUA</text:p>
          </table:table-cell>
          <table:table-cell table:formula="of:=[.B1]*[.B3]" office:value-type="float" office:value="136317.51" calcext:value-type="float">
            <text:p>136317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6T15:16:52.521000000</dc:date>
    <meta:editing-duration>PT26M22S</meta:editing-duration>
    <meta:editing-cycles>2</meta:editing-cycles>
    <meta:generator>LibreOffice/7.3.2.2$Windows_X86_64 LibreOffice_project/49f2b1bff42cfccbd8f788c8dc32c1c309559be0</meta:generator>
    <meta:document-statistic meta:table-count="1" meta:cell-count="6" meta:object-count="0"/>
  </office:meta>
</office:document-meta>
</file>